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2e7" officeooo:paragraph-rsid="001e5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blishing eclipse preferences. <text:s/>You can go under the project preferences and change them to what you want them to be. <text:s/>For the 2015 build season, under the /robot/trunk/Team93Robot2014/.settings/org.eclipse,jdt.core.prefs this was our code:</text:p>
      <text:p text:style-name="P1"/>
      <text:p text:style-name="P1">eclipse.preferences.version=1</text:p>
      <text:p text:style-name="P1">org.eclipse.jdt.core.compiler.codegen.inlineJsrBytecode=enabled</text:p>
      <text:p text:style-name="P1">org.eclipse.jdt.core.compiler.codegen.targetPlatform=1.8</text:p>
      <text:p text:style-name="P1">org.eclipse.jdt.core.compiler.compliance=1.8</text:p>
      <text:p text:style-name="P1">org.eclipse.jdt.core.compiler.problem.assertIdentifier=error</text:p>
      <text:p text:style-name="P1">org.eclipse.jdt.core.compiler.problem.enumIdentifier=error</text:p>
      <text:p text:style-name="P1">org.eclipse.jdt.core.compiler.source=1.8</text:p>
      <text:p text:style-name="P1">org.eclipse.jdt.core.formatter.align_type_members_on_columns=false</text:p>
      <text:p text:style-name="P1">org.eclipse.jdt.core.formatter.alignment_for_arguments_in_allocation_expression=16</text:p>
      <text:p text:style-name="P1">org.eclipse.jdt.core.formatter.alignment_for_arguments_in_annotation=0</text:p>
      <text:p text:style-name="P1">org.eclipse.jdt.core.formatter.alignment_for_arguments_in_enum_constant=16</text:p>
      <text:p text:style-name="P1">org.eclipse.jdt.core.formatter.alignment_for_arguments_in_explicit_constructor_call=16</text:p>
      <text:p text:style-name="P1">org.eclipse.jdt.core.formatter.alignment_for_arguments_in_method_invocation=16</text:p>
      <text:p text:style-name="P1">org.eclipse.jdt.core.formatter.alignment_for_arguments_in_qualified_allocation_expression=16</text:p>
      <text:p text:style-name="P1">org.eclipse.jdt.core.formatter.alignment_for_assignment=0</text:p>
      <text:p text:style-name="P1">org.eclipse.jdt.core.formatter.alignment_for_binary_expression=16</text:p>
      <text:p text:style-name="P1">org.eclipse.jdt.core.formatter.alignment_for_compact_if=16</text:p>
      <text:p text:style-name="P1">org.eclipse.jdt.core.formatter.alignment_for_conditional_expression=80</text:p>
      <text:p text:style-name="P1">org.eclipse.jdt.core.formatter.alignment_for_enum_constants=0</text:p>
      <text:p text:style-name="P1">org.eclipse.jdt.core.formatter.alignment_for_expressions_in_array_initializer=16</text:p>
      <text:p text:style-name="P1">org.eclipse.jdt.core.formatter.alignment_for_method_declaration=0</text:p>
      <text:p text:style-name="P1">org.eclipse.jdt.core.formatter.alignment_for_multiple_fields=16</text:p>
      <text:p text:style-name="P1">org.eclipse.jdt.core.formatter.alignment_for_parameters_in_constructor_declaration=16</text:p>
      <text:p text:style-name="P1">org.eclipse.jdt.core.formatter.alignment_for_parameters_in_method_declaration=16</text:p>
      <text:p text:style-name="P1">org.eclipse.jdt.core.formatter.alignment_for_resources_in_try=80</text:p>
      <text:p text:style-name="P1">org.eclipse.jdt.core.formatter.alignment_for_selector_in_method_invocation=16</text:p>
      <text:p text:style-name="P1">org.eclipse.jdt.core.formatter.alignment_for_superclass_in_type_declaration=16</text:p>
      <text:p text:style-name="P1">org.eclipse.jdt.core.formatter.alignment_for_superinterfaces_in_enum_declaration=16</text:p>
      <text:p text:style-name="P1">org.eclipse.jdt.core.formatter.alignment_for_superinterfaces_in_type_declaration=16</text:p>
      <text:p text:style-name="P1">org.eclipse.jdt.core.formatter.alignment_for_throws_clause_in_constructor_declaration=16</text:p>
      <text:p text:style-name="P1">org.eclipse.jdt.core.formatter.alignment_for_throws_clause_in_method_declaration=16</text:p>
      <text:p text:style-name="P1">org.eclipse.jdt.core.formatter.alignment_for_union_type_in_multicatch=16</text:p>
      <text:p text:style-name="P1">org.eclipse.jdt.core.formatter.blank_lines_after_imports=1</text:p>
      <text:p text:style-name="P1">org.eclipse.jdt.core.formatter.blank_lines_after_package=1</text:p>
      <text:p text:style-name="P1">org.eclipse.jdt.core.formatter.blank_lines_before_field=0</text:p>
      <text:p text:style-name="P1">org.eclipse.jdt.core.formatter.blank_lines_before_first_class_body_declaration=0</text:p>
      <text:p text:style-name="P1">org.eclipse.jdt.core.formatter.blank_lines_before_imports=1</text:p>
      <text:p text:style-name="P1">org.eclipse.jdt.core.formatter.blank_lines_before_member_type=1</text:p>
      <text:p text:style-name="P1">org.eclipse.jdt.core.formatter.blank_lines_before_method=1</text:p>
      <text:p text:style-name="P1">org.eclipse.jdt.core.formatter.blank_lines_before_new_chunk=1</text:p>
      <text:p text:style-name="P1">org.eclipse.jdt.core.formatter.blank_lines_before_package=0</text:p>
      <text:p text:style-name="P1">org.eclipse.jdt.core.formatter.blank_lines_between_import_groups=1</text:p>
      <text:p text:style-name="P1">org.eclipse.jdt.core.formatter.blank_lines_between_type_declarations=1</text:p>
      <text:p text:style-name="P1">org.eclipse.jdt.core.formatter.brace_position_for_annotation_type_declaration=end_of_line</text:p>
      <text:p text:style-name="P1">org.eclipse.jdt.core.formatter.brace_position_for_anonymous_type_declaration=end_of_line</text:p>
      <text:p text:style-name="P1"><text:soft-page-break/>org.eclipse.jdt.core.formatter.brace_position_for_array_initializer=end_of_line</text:p>
      <text:p text:style-name="P1">org.eclipse.jdt.core.formatter.brace_position_for_block=end_of_line</text:p>
      <text:p text:style-name="P1">org.eclipse.jdt.core.formatter.brace_position_for_block_in_case=end_of_line</text:p>
      <text:p text:style-name="P1">org.eclipse.jdt.core.formatter.brace_position_for_constructor_declaration=end_of_line</text:p>
      <text:p text:style-name="P1">org.eclipse.jdt.core.formatter.brace_position_for_enum_constant=end_of_line</text:p>
      <text:p text:style-name="P1">org.eclipse.jdt.core.formatter.brace_position_for_enum_declaration=end_of_line</text:p>
      <text:p text:style-name="P1">org.eclipse.jdt.core.formatter.brace_position_for_lambda_body=end_of_line</text:p>
      <text:p text:style-name="P1">org.eclipse.jdt.core.formatter.brace_position_for_method_declaration=end_of_line</text:p>
      <text:p text:style-name="P1">org.eclipse.jdt.core.formatter.brace_position_for_switch=end_of_line</text:p>
      <text:p text:style-name="P1">org.eclipse.jdt.core.formatter.brace_position_for_type_declaration=end_of_line</text:p>
      <text:p text:style-name="P1">org.eclipse.jdt.core.formatter.comment.clear_blank_lines_in_block_comment=false</text:p>
      <text:p text:style-name="P1">org.eclipse.jdt.core.formatter.comment.clear_blank_lines_in_javadoc_comment=false</text:p>
      <text:p text:style-name="P1">org.eclipse.jdt.core.formatter.comment.format_block_comments=true</text:p>
      <text:p text:style-name="P1">org.eclipse.jdt.core.formatter.comment.format_header=true</text:p>
      <text:p text:style-name="P1">org.eclipse.jdt.core.formatter.comment.format_html=true</text:p>
      <text:p text:style-name="P1">org.eclipse.jdt.core.formatter.comment.format_javadoc_comments=true</text:p>
      <text:p text:style-name="P1">org.eclipse.jdt.core.formatter.comment.format_line_comments=true</text:p>
      <text:p text:style-name="P1">org.eclipse.jdt.core.formatter.comment.format_source_code=true</text:p>
      <text:p text:style-name="P1">org.eclipse.jdt.core.formatter.comment.indent_parameter_description=true</text:p>
      <text:p text:style-name="P1">org.eclipse.jdt.core.formatter.comment.indent_root_tags=true</text:p>
      <text:p text:style-name="P1">org.eclipse.jdt.core.formatter.comment.insert_new_line_before_root_tags=insert</text:p>
      <text:p text:style-name="P1">org.eclipse.jdt.core.formatter.comment.insert_new_line_for_parameter=insert</text:p>
      <text:p text:style-name="P1">org.eclipse.jdt.core.formatter.comment.line_length=80</text:p>
      <text:p text:style-name="P1">org.eclipse.jdt.core.formatter.comment.new_lines_at_block_boundaries=true</text:p>
      <text:p text:style-name="P1">org.eclipse.jdt.core.formatter.comment.new_lines_at_javadoc_boundaries=true</text:p>
      <text:p text:style-name="P1">org.eclipse.jdt.core.formatter.comment.preserve_white_space_between_code_and_line_comments=false</text:p>
      <text:p text:style-name="P1">org.eclipse.jdt.core.formatter.compact_else_if=true</text:p>
      <text:p text:style-name="P1">org.eclipse.jdt.core.formatter.continuation_indentation=2</text:p>
      <text:p text:style-name="P1">org.eclipse.jdt.core.formatter.continuation_indentation_for_array_initializer=2</text:p>
      <text:p text:style-name="P1">org.eclipse.jdt.core.formatter.disabling_tag=@formatter\:off</text:p>
      <text:p text:style-name="P1">org.eclipse.jdt.core.formatter.enabling_tag=@formatter\:on</text:p>
      <text:p text:style-name="P1">org.eclipse.jdt.core.formatter.format_guardian_clause_on_one_line=false</text:p>
      <text:p text:style-name="P1">org.eclipse.jdt.core.formatter.format_line_comment_starting_on_first_column=true</text:p>
      <text:p text:style-name="P1">org.eclipse.jdt.core.formatter.indent_body_declarations_compare_to_annotation_declaration_header=true</text:p>
      <text:p text:style-name="P1">org.eclipse.jdt.core.formatter.indent_body_declarations_compare_to_enum_constant_header=true</text:p>
      <text:p text:style-name="P1">org.eclipse.jdt.core.formatter.indent_body_declarations_compare_to_enum_declaration_header=true</text:p>
      <text:p text:style-name="P1">org.eclipse.jdt.core.formatter.indent_body_declarations_compare_to_type_header=true</text:p>
      <text:p text:style-name="P1">org.eclipse.jdt.core.formatter.indent_breaks_compare_to_cases=true</text:p>
      <text:p text:style-name="P1">org.eclipse.jdt.core.formatter.indent_empty_lines=false</text:p>
      <text:p text:style-name="P1">org.eclipse.jdt.core.formatter.indent_statements_compare_to_block=true</text:p>
      <text:p text:style-name="P1">org.eclipse.jdt.core.formatter.indent_statements_compare_to_body=true</text:p>
      <text:p text:style-name="P1">org.eclipse.jdt.core.formatter.indent_switchstatements_compare_to_cases=true</text:p>
      <text:p text:style-name="P1">org.eclipse.jdt.core.formatter.indent_switchstatements_compare_to_switch=false</text:p>
      <text:p text:style-name="P1">org.eclipse.jdt.core.formatter.indentation.size=8</text:p>
      <text:p text:style-name="P1">org.eclipse.jdt.core.formatter.insert_new_line_after_annotation_on_field=insert</text:p>
      <text:p text:style-name="P1">org.eclipse.jdt.core.formatter.insert_new_line_after_annotation_on_local_variable=insert</text:p>
      <text:p text:style-name="P1">org.eclipse.jdt.core.formatter.insert_new_line_after_annotation_on_method=insert</text:p>
      <text:p text:style-name="P1"><text:soft-page-break/>org.eclipse.jdt.core.formatter.insert_new_line_after_annotation_on_package=insert</text:p>
      <text:p text:style-name="P1">org.eclipse.jdt.core.formatter.insert_new_line_after_annotation_on_parameter=do not insert</text:p>
      <text:p text:style-name="P1">org.eclipse.jdt.core.formatter.insert_new_line_after_annotation_on_type=insert</text:p>
      <text:p text:style-name="P1">org.eclipse.jdt.core.formatter.insert_new_line_after_label=do not insert</text:p>
      <text:p text:style-name="P1">org.eclipse.jdt.core.formatter.insert_new_line_after_opening_brace_in_array_initializer=do not insert</text:p>
      <text:p text:style-name="P1">org.eclipse.jdt.core.formatter.insert_new_line_after_type_annotation=do not insert</text:p>
      <text:p text:style-name="P1">org.eclipse.jdt.core.formatter.insert_new_line_at_end_of_file_if_missing=do not insert</text:p>
      <text:p text:style-name="P1">org.eclipse.jdt.core.formatter.insert_new_line_before_catch_in_try_statement=insert</text:p>
      <text:p text:style-name="P1">org.eclipse.jdt.core.formatter.insert_new_line_before_closing_brace_in_array_initializer=do not insert</text:p>
      <text:p text:style-name="P1">org.eclipse.jdt.core.formatter.insert_new_line_before_else_in_if_statement=insert</text:p>
      <text:p text:style-name="P1">org.eclipse.jdt.core.formatter.insert_new_line_before_finally_in_try_statement=insert</text:p>
      <text:p text:style-name="P1">org.eclipse.jdt.core.formatter.insert_new_line_before_while_in_do_statement=insert</text:p>
      <text:p text:style-name="P1">org.eclipse.jdt.core.formatter.insert_new_line_in_empty_annotation_declaration=insert</text:p>
      <text:p text:style-name="P1">org.eclipse.jdt.core.formatter.insert_new_line_in_empty_anonymous_type_declaration=insert</text:p>
      <text:p text:style-name="P1">org.eclipse.jdt.core.formatter.insert_new_line_in_empty_block=insert</text:p>
      <text:p text:style-name="P1">org.eclipse.jdt.core.formatter.insert_new_line_in_empty_enum_constant=insert</text:p>
      <text:p text:style-name="P1">org.eclipse.jdt.core.formatter.insert_new_line_in_empty_enum_declaration=insert</text:p>
      <text:p text:style-name="P1">org.eclipse.jdt.core.formatter.insert_new_line_in_empty_method_body=insert</text:p>
      <text:p text:style-name="P1">org.eclipse.jdt.core.formatter.insert_new_line_in_empty_type_declaration=insert</text:p>
      <text:p text:style-name="P1">org.eclipse.jdt.core.formatter.insert_space_after_and_in_type_parameter=insert</text:p>
      <text:p text:style-name="P1">org.eclipse.jdt.core.formatter.insert_space_after_assignment_operator=insert</text:p>
      <text:p text:style-name="P1">org.eclipse.jdt.core.formatter.insert_space_after_at_in_annotation=do not insert</text:p>
      <text:p text:style-name="P1">org.eclipse.jdt.core.formatter.insert_space_after_at_in_annotation_type_declaration=do not insert</text:p>
      <text:p text:style-name="P1">org.eclipse.jdt.core.formatter.insert_space_after_binary_operator=insert</text:p>
      <text:p text:style-name="P1">org.eclipse.jdt.core.formatter.insert_space_after_closing_angle_bracket_in_type_arguments=insert</text:p>
      <text:p text:style-name="P1">org.eclipse.jdt.core.formatter.insert_space_after_closing_angle_bracket_in_type_parameters=insert</text:p>
      <text:p text:style-name="P1">org.eclipse.jdt.core.formatter.insert_space_after_closing_brace_in_block=insert</text:p>
      <text:p text:style-name="P1">org.eclipse.jdt.core.formatter.insert_space_after_closing_paren_in_cast=insert</text:p>
      <text:p text:style-name="P1">org.eclipse.jdt.core.formatter.insert_space_after_colon_in_assert=insert</text:p>
      <text:p text:style-name="P1">org.eclipse.jdt.core.formatter.insert_space_after_colon_in_case=insert</text:p>
      <text:p text:style-name="P1">org.eclipse.jdt.core.formatter.insert_space_after_colon_in_conditional=insert</text:p>
      <text:p text:style-name="P1">org.eclipse.jdt.core.formatter.insert_space_after_colon_in_for=insert</text:p>
      <text:p text:style-name="P1">org.eclipse.jdt.core.formatter.insert_space_after_colon_in_labeled_statement=insert</text:p>
      <text:p text:style-name="P1">org.eclipse.jdt.core.formatter.insert_space_after_comma_in_allocation_expression=insert</text:p>
      <text:p text:style-name="P1">org.eclipse.jdt.core.formatter.insert_space_after_comma_in_annotation=insert</text:p>
      <text:p text:style-name="P1">org.eclipse.jdt.core.formatter.insert_space_after_comma_in_array_initializer=insert</text:p>
      <text:p text:style-name="P1">org.eclipse.jdt.core.formatter.insert_space_after_comma_in_constructor_declaration_parameters=insert</text:p>
      <text:p text:style-name="P1">org.eclipse.jdt.core.formatter.insert_space_after_comma_in_constructor_declaration_throws=insert</text:p>
      <text:p text:style-name="P1">org.eclipse.jdt.core.formatter.insert_space_after_comma_in_enum_constant_arguments=insert</text:p>
      <text:p text:style-name="P1">org.eclipse.jdt.core.formatter.insert_space_after_comma_in_enum_declarations=insert</text:p>
      <text:p text:style-name="P1">org.eclipse.jdt.core.formatter.insert_space_after_comma_in_explicitconstructorcall_arguments=insert</text:p>
      <text:p text:style-name="P1">org.eclipse.jdt.core.formatter.insert_space_after_comma_in_for_increments=insert</text:p>
      <text:p text:style-name="P1">org.eclipse.jdt.core.formatter.insert_space_after_comma_in_for_inits=insert</text:p>
      <text:p text:style-name="P1">org.eclipse.jdt.core.formatter.insert_space_after_comma_in_method_declaration_parameters=insert</text:p>
      <text:p text:style-name="P1">org.eclipse.jdt.core.formatter.insert_space_after_comma_in_method_declaration_throws=insert</text:p>
      <text:p text:style-name="P1">org.eclipse.jdt.core.formatter.insert_space_after_comma_in_method_invocation_arguments=insert</text:p>
      <text:p text:style-name="P1">org.eclipse.jdt.core.formatter.insert_space_after_comma_in_multiple_field_declarations=insert</text:p>
      <text:p text:style-name="P1">org.eclipse.jdt.core.formatter.insert_space_after_comma_in_multiple_local_declarations=insert</text:p>
      <text:p text:style-name="P1">org.eclipse.jdt.core.formatter.insert_space_after_comma_in_parameterized_type_reference=insert</text:p>
      <text:p text:style-name="P1"><text:soft-page-break/>org.eclipse.jdt.core.formatter.insert_space_after_comma_in_superinterfaces=insert</text:p>
      <text:p text:style-name="P1">org.eclipse.jdt.core.formatter.insert_space_after_comma_in_type_arguments=insert</text:p>
      <text:p text:style-name="P1">org.eclipse.jdt.core.formatter.insert_space_after_comma_in_type_parameters=insert</text:p>
      <text:p text:style-name="P1">org.eclipse.jdt.core.formatter.insert_space_after_ellipsis=insert</text:p>
      <text:p text:style-name="P1">org.eclipse.jdt.core.formatter.insert_space_after_lambda_arrow=insert</text:p>
      <text:p text:style-name="P1">org.eclipse.jdt.core.formatter.insert_space_after_opening_angle_bracket_in_parameterized_type_reference=do not insert</text:p>
      <text:p text:style-name="P1">org.eclipse.jdt.core.formatter.insert_space_after_opening_angle_bracket_in_type_arguments=do not insert</text:p>
      <text:p text:style-name="P1">org.eclipse.jdt.core.formatter.insert_space_after_opening_angle_bracket_in_type_parameters=do not insert</text:p>
      <text:p text:style-name="P1">org.eclipse.jdt.core.formatter.insert_space_after_opening_brace_in_array_initializer=insert</text:p>
      <text:p text:style-name="P1">org.eclipse.jdt.core.formatter.insert_space_after_opening_bracket_in_array_allocation_expression=do not insert</text:p>
      <text:p text:style-name="P1">org.eclipse.jdt.core.formatter.insert_space_after_opening_bracket_in_array_reference=do not insert</text:p>
      <text:p text:style-name="P1">org.eclipse.jdt.core.formatter.insert_space_after_opening_paren_in_annotation=do not insert</text:p>
      <text:p text:style-name="P1">org.eclipse.jdt.core.formatter.insert_space_after_opening_paren_in_cast=do not insert</text:p>
      <text:p text:style-name="P1">org.eclipse.jdt.core.formatter.insert_space_after_opening_paren_in_catch=do not insert</text:p>
      <text:p text:style-name="P1">org.eclipse.jdt.core.formatter.insert_space_after_opening_paren_in_constructor_declaration=do not insert</text:p>
      <text:p text:style-name="P1">org.eclipse.jdt.core.formatter.insert_space_after_opening_paren_in_enum_constant=do not insert</text:p>
      <text:p text:style-name="P1">org.eclipse.jdt.core.formatter.insert_space_after_opening_paren_in_for=do not insert</text:p>
      <text:p text:style-name="P1">org.eclipse.jdt.core.formatter.insert_space_after_opening_paren_in_if=do not insert</text:p>
      <text:p text:style-name="P1">org.eclipse.jdt.core.formatter.insert_space_after_opening_paren_in_method_declaration=do not insert</text:p>
      <text:p text:style-name="P1">org.eclipse.jdt.core.formatter.insert_space_after_opening_paren_in_method_invocation=do not insert</text:p>
      <text:p text:style-name="P1">org.eclipse.jdt.core.formatter.insert_space_after_opening_paren_in_parenthesized_expression=do not insert</text:p>
      <text:p text:style-name="P1">org.eclipse.jdt.core.formatter.insert_space_after_opening_paren_in_switch=do not insert</text:p>
      <text:p text:style-name="P1">org.eclipse.jdt.core.formatter.insert_space_after_opening_paren_in_synchronized=do not insert</text:p>
      <text:p text:style-name="P1">org.eclipse.jdt.core.formatter.insert_space_after_opening_paren_in_try=do not insert</text:p>
      <text:p text:style-name="P1">org.eclipse.jdt.core.formatter.insert_space_after_opening_paren_in_while=do not insert</text:p>
      <text:p text:style-name="P1">org.eclipse.jdt.core.formatter.insert_space_after_postfix_operator=do not insert</text:p>
      <text:p text:style-name="P1">org.eclipse.jdt.core.formatter.insert_space_after_prefix_operator=do not insert</text:p>
      <text:p text:style-name="P1">org.eclipse.jdt.core.formatter.insert_space_after_question_in_conditional=insert</text:p>
      <text:p text:style-name="P1">org.eclipse.jdt.core.formatter.insert_space_after_question_in_wildcard=do not insert</text:p>
      <text:p text:style-name="P1">org.eclipse.jdt.core.formatter.insert_space_after_semicolon_in_for=insert</text:p>
      <text:p text:style-name="P1">org.eclipse.jdt.core.formatter.insert_space_after_semicolon_in_try_resources=insert</text:p>
      <text:p text:style-name="P1">org.eclipse.jdt.core.formatter.insert_space_after_unary_operator=do not insert</text:p>
      <text:p text:style-name="P1">org.eclipse.jdt.core.formatter.insert_space_before_and_in_type_parameter=insert</text:p>
      <text:p text:style-name="P1">org.eclipse.jdt.core.formatter.insert_space_before_assignment_operator=insert</text:p>
      <text:p text:style-name="P1">org.eclipse.jdt.core.formatter.insert_space_before_at_in_annotation_type_declaration=insert</text:p>
      <text:p text:style-name="P1">org.eclipse.jdt.core.formatter.insert_space_before_binary_operator=insert</text:p>
      <text:p text:style-name="P1">org.eclipse.jdt.core.formatter.insert_space_before_closing_angle_bracket_in_parameterized_type_reference=do not insert</text:p>
      <text:p text:style-name="P1">org.eclipse.jdt.core.formatter.insert_space_before_closing_angle_bracket_in_type_arguments=do not insert</text:p>
      <text:p text:style-name="P1">org.eclipse.jdt.core.formatter.insert_space_before_closing_angle_bracket_in_type_parameters=do not insert</text:p>
      <text:p text:style-name="P1">org.eclipse.jdt.core.formatter.insert_space_before_closing_brace_in_array_initializer=insert</text:p>
      <text:p text:style-name="P1"><text:soft-page-break/>org.eclipse.jdt.core.formatter.insert_space_before_closing_bracket_in_array_allocation_expression=do not insert</text:p>
      <text:p text:style-name="P1">org.eclipse.jdt.core.formatter.insert_space_before_closing_bracket_in_array_reference=do not insert</text:p>
      <text:p text:style-name="P1">org.eclipse.jdt.core.formatter.insert_space_before_closing_paren_in_annotation=do not insert</text:p>
      <text:p text:style-name="P1">org.eclipse.jdt.core.formatter.insert_space_before_closing_paren_in_cast=do not insert</text:p>
      <text:p text:style-name="P1">org.eclipse.jdt.core.formatter.insert_space_before_closing_paren_in_catch=do not insert</text:p>
      <text:p text:style-name="P1">org.eclipse.jdt.core.formatter.insert_space_before_closing_paren_in_constructor_declaration=do not insert</text:p>
      <text:p text:style-name="P1">org.eclipse.jdt.core.formatter.insert_space_before_closing_paren_in_enum_constant=do not insert</text:p>
      <text:p text:style-name="P1">org.eclipse.jdt.core.formatter.insert_space_before_closing_paren_in_for=do not insert</text:p>
      <text:p text:style-name="P1">org.eclipse.jdt.core.formatter.insert_space_before_closing_paren_in_if=do not insert</text:p>
      <text:p text:style-name="P1">org.eclipse.jdt.core.formatter.insert_space_before_closing_paren_in_method_declaration=do not insert</text:p>
      <text:p text:style-name="P1">org.eclipse.jdt.core.formatter.insert_space_before_closing_paren_in_method_invocation=do not insert</text:p>
      <text:p text:style-name="P1">org.eclipse.jdt.core.formatter.insert_space_before_closing_paren_in_parenthesized_expression=do not insert</text:p>
      <text:p text:style-name="P1">org.eclipse.jdt.core.formatter.insert_space_before_closing_paren_in_switch=do not insert</text:p>
      <text:p text:style-name="P1">org.eclipse.jdt.core.formatter.insert_space_before_closing_paren_in_synchronized=do not insert</text:p>
      <text:p text:style-name="P1">org.eclipse.jdt.core.formatter.insert_space_before_closing_paren_in_try=do not insert</text:p>
      <text:p text:style-name="P1">org.eclipse.jdt.core.formatter.insert_space_before_closing_paren_in_while=do not insert</text:p>
      <text:p text:style-name="P1">org.eclipse.jdt.core.formatter.insert_space_before_colon_in_assert=insert</text:p>
      <text:p text:style-name="P1">org.eclipse.jdt.core.formatter.insert_space_before_colon_in_case=do not insert</text:p>
      <text:p text:style-name="P1">org.eclipse.jdt.core.formatter.insert_space_before_colon_in_conditional=insert</text:p>
      <text:p text:style-name="P1">org.eclipse.jdt.core.formatter.insert_space_before_colon_in_default=do not insert</text:p>
      <text:p text:style-name="P1">org.eclipse.jdt.core.formatter.insert_space_before_colon_in_for=insert</text:p>
      <text:p text:style-name="P1">org.eclipse.jdt.core.formatter.insert_space_before_colon_in_labeled_statement=do not insert</text:p>
      <text:p text:style-name="P1">org.eclipse.jdt.core.formatter.insert_space_before_comma_in_allocation_expression=do not insert</text:p>
      <text:p text:style-name="P1">org.eclipse.jdt.core.formatter.insert_space_before_comma_in_annotation=do not insert</text:p>
      <text:p text:style-name="P1">org.eclipse.jdt.core.formatter.insert_space_before_comma_in_array_initializer=do not insert</text:p>
      <text:p text:style-name="P1">org.eclipse.jdt.core.formatter.insert_space_before_comma_in_constructor_declaration_parameters=do not insert</text:p>
      <text:p text:style-name="P1">org.eclipse.jdt.core.formatter.insert_space_before_comma_in_constructor_declaration_throws=do not insert</text:p>
      <text:p text:style-name="P1">org.eclipse.jdt.core.formatter.insert_space_before_comma_in_enum_constant_arguments=do not insert</text:p>
      <text:p text:style-name="P1">org.eclipse.jdt.core.formatter.insert_space_before_comma_in_enum_declarations=do not insert</text:p>
      <text:p text:style-name="P1">org.eclipse.jdt.core.formatter.insert_space_before_comma_in_explicitconstructorcall_arguments=do not insert</text:p>
      <text:p text:style-name="P1">org.eclipse.jdt.core.formatter.insert_space_before_comma_in_for_increments=do not insert</text:p>
      <text:p text:style-name="P1">org.eclipse.jdt.core.formatter.insert_space_before_comma_in_for_inits=do not insert</text:p>
      <text:p text:style-name="P1">org.eclipse.jdt.core.formatter.insert_space_before_comma_in_method_declaration_parameters=do not insert</text:p>
      <text:p text:style-name="P1">org.eclipse.jdt.core.formatter.insert_space_before_comma_in_method_declaration_throws=do not insert</text:p>
      <text:p text:style-name="P1">org.eclipse.jdt.core.formatter.insert_space_before_comma_in_method_invocation_arguments=do not insert</text:p>
      <text:p text:style-name="P1">org.eclipse.jdt.core.formatter.insert_space_before_comma_in_multiple_field_declarations=do not insert</text:p>
      <text:p text:style-name="P1">org.eclipse.jdt.core.formatter.insert_space_before_comma_in_multiple_local_declarations=do not insert</text:p>
      <text:p text:style-name="P1">org.eclipse.jdt.core.formatter.insert_space_before_comma_in_parameterized_type_reference=do not <text:soft-page-break/>insert</text:p>
      <text:p text:style-name="P1">org.eclipse.jdt.core.formatter.insert_space_before_comma_in_superinterfaces=do not insert</text:p>
      <text:p text:style-name="P1">org.eclipse.jdt.core.formatter.insert_space_before_comma_in_type_arguments=do not insert</text:p>
      <text:p text:style-name="P1">org.eclipse.jdt.core.formatter.insert_space_before_comma_in_type_parameters=do not insert</text:p>
      <text:p text:style-name="P1">org.eclipse.jdt.core.formatter.insert_space_before_ellipsis=do not insert</text:p>
      <text:p text:style-name="P1">org.eclipse.jdt.core.formatter.insert_space_before_lambda_arrow=insert</text:p>
      <text:p text:style-name="P1">org.eclipse.jdt.core.formatter.insert_space_before_opening_angle_bracket_in_parameterized_type_reference=do not insert</text:p>
      <text:p text:style-name="P1">org.eclipse.jdt.core.formatter.insert_space_before_opening_angle_bracket_in_type_arguments=do not insert</text:p>
      <text:p text:style-name="P1">org.eclipse.jdt.core.formatter.insert_space_before_opening_angle_bracket_in_type_parameters=do not insert</text:p>
      <text:p text:style-name="P1">org.eclipse.jdt.core.formatter.insert_space_before_opening_brace_in_annotation_type_declaration=insert</text:p>
      <text:p text:style-name="P1">org.eclipse.jdt.core.formatter.insert_space_before_opening_brace_in_anonymous_type_declaration=insert</text:p>
      <text:p text:style-name="P1">org.eclipse.jdt.core.formatter.insert_space_before_opening_brace_in_array_initializer=insert</text:p>
      <text:p text:style-name="P1">org.eclipse.jdt.core.formatter.insert_space_before_opening_brace_in_block=insert</text:p>
      <text:p text:style-name="P1">org.eclipse.jdt.core.formatter.insert_space_before_opening_brace_in_constructor_declaration=insert</text:p>
      <text:p text:style-name="P1">org.eclipse.jdt.core.formatter.insert_space_before_opening_brace_in_enum_constant=insert</text:p>
      <text:p text:style-name="P1">org.eclipse.jdt.core.formatter.insert_space_before_opening_brace_in_enum_declaration=insert</text:p>
      <text:p text:style-name="P1">org.eclipse.jdt.core.formatter.insert_space_before_opening_brace_in_method_declaration=insert</text:p>
      <text:p text:style-name="P1">org.eclipse.jdt.core.formatter.insert_space_before_opening_brace_in_switch=insert</text:p>
      <text:p text:style-name="P1">org.eclipse.jdt.core.formatter.insert_space_before_opening_brace_in_type_declaration=insert</text:p>
      <text:p text:style-name="P1">org.eclipse.jdt.core.formatter.insert_space_before_opening_bracket_in_array_allocation_expression=do not insert</text:p>
      <text:p text:style-name="P1">org.eclipse.jdt.core.formatter.insert_space_before_opening_bracket_in_array_reference=do not insert</text:p>
      <text:p text:style-name="P1">org.eclipse.jdt.core.formatter.insert_space_before_opening_bracket_in_array_type_reference=do not insert</text:p>
      <text:p text:style-name="P1">org.eclipse.jdt.core.formatter.insert_space_before_opening_paren_in_annotation=do not insert</text:p>
      <text:p text:style-name="P1">org.eclipse.jdt.core.formatter.insert_space_before_opening_paren_in_annotation_type_member_declaration=do not insert</text:p>
      <text:p text:style-name="P1">org.eclipse.jdt.core.formatter.insert_space_before_opening_paren_in_catch=insert</text:p>
      <text:p text:style-name="P1">org.eclipse.jdt.core.formatter.insert_space_before_opening_paren_in_constructor_declaration=do not insert</text:p>
      <text:p text:style-name="P1">org.eclipse.jdt.core.formatter.insert_space_before_opening_paren_in_enum_constant=do not insert</text:p>
      <text:p text:style-name="P1">org.eclipse.jdt.core.formatter.insert_space_before_opening_paren_in_for=insert</text:p>
      <text:p text:style-name="P1">org.eclipse.jdt.core.formatter.insert_space_before_opening_paren_in_if=insert</text:p>
      <text:p text:style-name="P1">org.eclipse.jdt.core.formatter.insert_space_before_opening_paren_in_method_declaration=do not insert</text:p>
      <text:p text:style-name="P1">org.eclipse.jdt.core.formatter.insert_space_before_opening_paren_in_method_invocation=do not insert</text:p>
      <text:p text:style-name="P1">org.eclipse.jdt.core.formatter.insert_space_before_opening_paren_in_parenthesized_expression=do not insert</text:p>
      <text:p text:style-name="P1">org.eclipse.jdt.core.formatter.insert_space_before_opening_paren_in_switch=insert</text:p>
      <text:p text:style-name="P1">org.eclipse.jdt.core.formatter.insert_space_before_opening_paren_in_synchronized=insert</text:p>
      <text:p text:style-name="P1">org.eclipse.jdt.core.formatter.insert_space_before_opening_paren_in_try=insert</text:p>
      <text:p text:style-name="P1">org.eclipse.jdt.core.formatter.insert_space_before_opening_paren_in_while=insert</text:p>
      <text:p text:style-name="P1">org.eclipse.jdt.core.formatter.insert_space_before_parenthesized_expression_in_return=insert</text:p>
      <text:p text:style-name="P1">org.eclipse.jdt.core.formatter.insert_space_before_parenthesized_expression_in_throw=insert</text:p>
      <text:p text:style-name="P1">org.eclipse.jdt.core.formatter.insert_space_before_postfix_operator=do not insert</text:p>
      <text:p text:style-name="P1"><text:soft-page-break/>org.eclipse.jdt.core.formatter.insert_space_before_prefix_operator=do not insert</text:p>
      <text:p text:style-name="P1">org.eclipse.jdt.core.formatter.insert_space_before_question_in_conditional=insert</text:p>
      <text:p text:style-name="P1">org.eclipse.jdt.core.formatter.insert_space_before_question_in_wildcard=do not insert</text:p>
      <text:p text:style-name="P1">org.eclipse.jdt.core.formatter.insert_space_before_semicolon=do not insert</text:p>
      <text:p text:style-name="P1">org.eclipse.jdt.core.formatter.insert_space_before_semicolon_in_for=do not insert</text:p>
      <text:p text:style-name="P1">org.eclipse.jdt.core.formatter.insert_space_before_semicolon_in_try_resources=do not insert</text:p>
      <text:p text:style-name="P1">org.eclipse.jdt.core.formatter.insert_space_before_unary_operator=do not insert</text:p>
      <text:p text:style-name="P1">org.eclipse.jdt.core.formatter.insert_space_between_brackets_in_array_type_reference=do not insert</text:p>
      <text:p text:style-name="P1">org.eclipse.jdt.core.formatter.insert_space_between_empty_braces_in_array_initializer=do not insert</text:p>
      <text:p text:style-name="P1">org.eclipse.jdt.core.formatter.insert_space_between_empty_brackets_in_array_allocation_expression=do not insert</text:p>
      <text:p text:style-name="P1">org.eclipse.jdt.core.formatter.insert_space_between_empty_parens_in_annotation_type_member_declaration=do not insert</text:p>
      <text:p text:style-name="P1">org.eclipse.jdt.core.formatter.insert_space_between_empty_parens_in_constructor_declaration=do not insert</text:p>
      <text:p text:style-name="P1">org.eclipse.jdt.core.formatter.insert_space_between_empty_parens_in_enum_constant=do not insert</text:p>
      <text:p text:style-name="P1">org.eclipse.jdt.core.formatter.insert_space_between_empty_parens_in_method_declaration=do not insert</text:p>
      <text:p text:style-name="P1">org.eclipse.jdt.core.formatter.insert_space_between_empty_parens_in_method_invocation=do not insert</text:p>
      <text:p text:style-name="P1">org.eclipse.jdt.core.formatter.join_lines_in_comments=true</text:p>
      <text:p text:style-name="P1">org.eclipse.jdt.core.formatter.join_wrapped_lines=true</text:p>
      <text:p text:style-name="P1">org.eclipse.jdt.core.formatter.keep_else_statement_on_same_line=false</text:p>
      <text:p text:style-name="P1">org.eclipse.jdt.core.formatter.keep_empty_array_initializer_on_one_line=false</text:p>
      <text:p text:style-name="P1">org.eclipse.jdt.core.formatter.keep_imple_if_on_one_line=false</text:p>
      <text:p text:style-name="P1">org.eclipse.jdt.core.formatter.keep_then_statement_on_same_line=false</text:p>
      <text:p text:style-name="P1">org.eclipse.jdt.core.formatter.lineSplit=80</text:p>
      <text:p text:style-name="P1">org.eclipse.jdt.core.formatter.never_indent_block_comments_on_first_column=false</text:p>
      <text:p text:style-name="P1">org.eclipse.jdt.core.formatter.never_indent_line_comments_on_first_column=false</text:p>
      <text:p text:style-name="P1">org.eclipse.jdt.core.formatter.number_of_blank_lines_at_beginning_of_method_body=0</text:p>
      <text:p text:style-name="P1">org.eclipse.jdt.core.formatter.number_of_empty_lines_to_preserve=1</text:p>
      <text:p text:style-name="P1">org.eclipse.jdt.core.formatter.put_empty_statement_on_new_line=true</text:p>
      <text:p text:style-name="P1">org.eclipse.jdt.core.formatter.tabulation.char=space</text:p>
      <text:p text:style-name="P1">org.eclipse.jdt.core.formatter.tabulation.size=4</text:p>
      <text:p text:style-name="P1">org.eclipse.jdt.core.formatter.use_on_off_tags=true</text:p>
      <text:p text:style-name="P1">org.eclipse.jdt.core.formatter.use_tabs_only_for_leading_indentations=false</text:p>
      <text:p text:style-name="P1">org.eclipse.jdt.core.formatter.wrap_before_binary_operator=true</text:p>
      <text:p text:style-name="P1">org.eclipse.jdt.core.formatter.wrap_before_or_operator_multicatch=true</text:p>
      <text:p text:style-name="P1">org.eclipse.jdt.core.formatter.wrap_outer_expressions_when_nested=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5:12:27.064000000</meta:creation-date>
    <dc:date>2015-01-17T15:16:14.206000000</dc:date>
    <meta:editing-duration>PT3M47S</meta:editing-duration>
    <meta:editing-cycles>1</meta:editing-cycles>
    <meta:document-statistic meta:table-count="0" meta:image-count="0" meta:object-count="0" meta:page-count="7" meta:paragraph-count="292" meta:word-count="525" meta:character-count="24087" meta:non-whitespace-character-count="23852"/>
    <meta:generator>LibreOffice/4.3.5.2$Windows_x86 LibreOffice_project/3a87456aaa6a95c63eea1c1b3201acedf0751bd5</meta:generator>
  </office:meta>
</office:document-meta>
</file>